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49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color</text:p>
          </table:table-cell>
          <table:table-cell table:style-name="ce11" office:value-type="string" calcext:value-type="string">
            <text:p>infill</text:p>
          </table:table-cell>
          <table:table-cell table:style-name="ce1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large_thumb_wheel_cap_qty-2.stl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large_thumb_wheel_qty-3.stl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pull_knob_qty-4.stl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thumb_wheel_qty-7.stl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_axis__Arm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spur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tensioner_in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tensioner_out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ck_connecting_handl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ck_lid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ck_pivot_ar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ttery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ottom_arm_bearing_blo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m_base_plat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se_blank_cov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gray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se_shell_lef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se_shell_righ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ontriolle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connector_lid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connecto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top_cov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top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ff_handl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left_ff_moto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left_ris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locking_counterweight_suppor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motor_gear_FF-qty2.stl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nylon_spac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pivot_arm-qty3.stl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ace_Inner_Botto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ace_Inner_top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ace_Out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ight_ff_moto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ight_ris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oller-qty24.stl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ubber_pad.st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pur_Gear_80_teeth_G85_lens.st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pur_Gear_holes_80_teeth_G85_lens.st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body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cov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mount_plat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ripod_mounting_blo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ube_insert-qty4.stl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urret_bas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urret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ba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body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container_cap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container_fro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X_axis_8mm_16t_drive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X_lower_arm_tensioner_in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X_lower_arm_tensioner_out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back_lef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back_righ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front_lef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front_righ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gear_head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4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head_shaft_blo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4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4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slip_ring_cover_24wir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T-connector_ba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T-connector_fro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axis_bearing_block_gear_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axis_bearing_block_slip-ring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compound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3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motor_5mm_thumb_wheel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rotation_ar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rotation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3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slip_ring_cap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spur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3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y_connecting_ar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8:14:36.671746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10T18:15:26.349763121</dc:date>
    <meta:editing-duration>PT1M32S</meta:editing-duration>
    <meta:editing-cycles>2</meta:editing-cycles>
    <meta:document-statistic meta:table-count="1" meta:cell-count="224" meta:object-count="0"/>
  </office:meta>
</office:document-meta>
</file>